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461cm"/>
    </style:style>
    <style:style style:name="Table1.B" style:family="table-column">
      <style:table-column-properties style:column-width="2.775cm"/>
    </style:style>
    <style:style style:name="Table1.C" style:family="table-column">
      <style:table-column-properties style:column-width="2.676cm"/>
    </style:style>
    <style:style style:name="Table1.D" style:family="table-column">
      <style:table-column-properties style:column-width="2.475cm"/>
    </style:style>
    <style:style style:name="Table1.E" style:family="table-column">
      <style:table-column-properties style:column-width="2.776cm"/>
    </style:style>
    <style:style style:name="Table1.F" style:family="table-column">
      <style:table-column-properties style:column-width="2.83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3.648cm"/>
    </style:style>
    <style:style style:name="Table2.B" style:family="table-column">
      <style:table-column-properties style:column-width="4.907cm"/>
    </style:style>
    <style:style style:name="Table2.C" style:family="table-column">
      <style:table-column-properties style:column-width="3.907cm"/>
    </style:style>
    <style:style style:name="Table2.D" style:family="table-column">
      <style:table-column-properties style:column-width="4.538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Preformatted_20_Text" style:list-style-name="L2"/>
    <style:style style:name="P2" style:family="paragraph" style:parent-style-name="Preformatted_20_Text" style:list-style-name="L2">
      <style:paragraph-properties fo:margin-top="0cm" fo:margin-bottom="0.499cm" style:contextual-spacing="false"/>
    </style:style>
    <style:style style:name="P3" style:family="paragraph" style:parent-style-name="Preformatted_20_Text" style:list-style-name="L5"/>
    <style:style style:name="P4" style:family="paragraph" style:parent-style-name="Preformatted_20_Text" style:list-style-name="L5">
      <style:paragraph-properties fo:margin-top="0cm" fo:margin-bottom="0.499cm" style:contextual-spacing="false"/>
    </style:style>
    <style:style style:name="P5" style:family="paragraph" style:parent-style-name="Preformatted_20_Text" style:list-style-name="L8"/>
    <style:style style:name="P6" style:family="paragraph" style:parent-style-name="Preformatted_20_Text" style:list-style-name="L8">
      <style:paragraph-properties fo:margin-top="0cm" fo:margin-bottom="0.499cm" style:contextual-spacing="false"/>
    </style:style>
    <style:style style:name="P7" style:family="paragraph" style:parent-style-name="Preformatted_20_Text" style:list-style-name="L11"/>
    <style:style style:name="P8" style:family="paragraph" style:parent-style-name="Preformatted_20_Text" style:list-style-name="L11">
      <style:paragraph-properties fo:margin-top="0cm" fo:margin-bottom="0.499cm" style:contextual-spacing="false"/>
    </style:style>
    <style:style style:name="P9" style:family="paragraph" style:parent-style-name="Preformatted_20_Text" style:list-style-name="L14"/>
    <style:style style:name="P10" style:family="paragraph" style:parent-style-name="Preformatted_20_Text" style:list-style-name="L14">
      <style:paragraph-properties fo:margin-top="0cm" fo:margin-bottom="0.499cm" style:contextual-spacing="false"/>
    </style:style>
    <style:style style:name="P11" style:family="paragraph" style:parent-style-name="Preformatted_20_Text">
      <style:paragraph-properties fo:margin-top="0cm" fo:margin-bottom="0.499cm" style:contextual-spacing="false"/>
    </style:style>
    <style:style style:name="P12" style:family="paragraph" style:parent-style-name="Preformatted_20_Text" style:list-style-name="L33">
      <style:paragraph-properties fo:margin-top="0cm" fo:margin-bottom="0.499cm" style:contextual-spacing="false"/>
    </style:style>
    <style:style style:name="P13" style:family="paragraph" style:parent-style-name="Quotations" style:list-style-name="L2"/>
    <style:style style:name="P14" style:family="paragraph" style:parent-style-name="Text_20_body" style:list-style-name="L1"/>
    <style:style style:name="P15" style:family="paragraph" style:parent-style-name="Text_20_body" style:list-style-name="L1">
      <style:paragraph-properties fo:margin-top="0cm" fo:margin-bottom="0cm" style:contextual-spacing="false"/>
    </style:style>
    <style:style style:name="P16" style:family="paragraph" style:parent-style-name="Text_20_body" style:list-style-name="L2"/>
    <style:style style:name="P17" style:family="paragraph" style:parent-style-name="Text_20_body" style:list-style-name="L2">
      <style:paragraph-properties fo:margin-top="0cm" fo:margin-bottom="0cm" style:contextual-spacing="false"/>
    </style:style>
    <style:style style:name="P18" style:family="paragraph" style:parent-style-name="Text_20_body" style:list-style-name="L3"/>
    <style:style style:name="P19" style:family="paragraph" style:parent-style-name="Text_20_body" style:list-style-name="L3">
      <style:paragraph-properties fo:margin-top="0cm" fo:margin-bottom="0cm" style:contextual-spacing="false"/>
    </style:style>
    <style:style style:name="P20" style:family="paragraph" style:parent-style-name="Text_20_body" style:list-style-name="L4"/>
    <style:style style:name="P21" style:family="paragraph" style:parent-style-name="Text_20_body" style:list-style-name="L5"/>
    <style:style style:name="P22" style:family="paragraph" style:parent-style-name="Text_20_body" style:list-style-name="L5">
      <style:paragraph-properties fo:margin-top="0cm" fo:margin-bottom="0cm" style:contextual-spacing="false"/>
    </style:style>
    <style:style style:name="P23" style:family="paragraph" style:parent-style-name="Text_20_body" style:list-style-name="L6"/>
    <style:style style:name="P24" style:family="paragraph" style:parent-style-name="Text_20_body" style:list-style-name="L6">
      <style:paragraph-properties fo:margin-top="0cm" fo:margin-bottom="0cm" style:contextual-spacing="false"/>
    </style:style>
    <style:style style:name="P25" style:family="paragraph" style:parent-style-name="Text_20_body" style:list-style-name="L7"/>
    <style:style style:name="P26" style:family="paragraph" style:parent-style-name="Text_20_body" style:list-style-name="L8"/>
    <style:style style:name="P27" style:family="paragraph" style:parent-style-name="Text_20_body" style:list-style-name="L8">
      <style:paragraph-properties fo:margin-top="0cm" fo:margin-bottom="0cm" style:contextual-spacing="false"/>
    </style:style>
    <style:style style:name="P28" style:family="paragraph" style:parent-style-name="Text_20_body" style:list-style-name="L9"/>
    <style:style style:name="P29" style:family="paragraph" style:parent-style-name="Text_20_body" style:list-style-name="L9">
      <style:paragraph-properties fo:margin-top="0cm" fo:margin-bottom="0cm" style:contextual-spacing="false"/>
    </style:style>
    <style:style style:name="P30" style:family="paragraph" style:parent-style-name="Text_20_body" style:list-style-name="L10"/>
    <style:style style:name="P31" style:family="paragraph" style:parent-style-name="Text_20_body" style:list-style-name="L11"/>
    <style:style style:name="P32" style:family="paragraph" style:parent-style-name="Text_20_body" style:list-style-name="L12"/>
    <style:style style:name="P33" style:family="paragraph" style:parent-style-name="Text_20_body" style:list-style-name="L12">
      <style:paragraph-properties fo:margin-top="0cm" fo:margin-bottom="0cm" style:contextual-spacing="false"/>
    </style:style>
    <style:style style:name="P34" style:family="paragraph" style:parent-style-name="Text_20_body" style:list-style-name="L13"/>
    <style:style style:name="P35" style:family="paragraph" style:parent-style-name="Text_20_body" style:list-style-name="L14"/>
    <style:style style:name="P36" style:family="paragraph" style:parent-style-name="Text_20_body" style:list-style-name="L15"/>
    <style:style style:name="P37" style:family="paragraph" style:parent-style-name="Text_20_body" style:list-style-name="L15">
      <style:paragraph-properties fo:margin-top="0cm" fo:margin-bottom="0cm" style:contextual-spacing="false"/>
    </style:style>
    <style:style style:name="P38" style:family="paragraph" style:parent-style-name="Text_20_body" style:list-style-name="L16"/>
    <style:style style:name="P39" style:family="paragraph" style:parent-style-name="Text_20_body" style:list-style-name="L16">
      <style:paragraph-properties fo:margin-top="0cm" fo:margin-bottom="0cm" style:contextual-spacing="false"/>
    </style:style>
    <style:style style:name="P40" style:family="paragraph" style:parent-style-name="Text_20_body" style:list-style-name="L17"/>
    <style:style style:name="P41" style:family="paragraph" style:parent-style-name="Text_20_body" style:list-style-name="L17">
      <style:paragraph-properties fo:margin-top="0cm" fo:margin-bottom="0cm" style:contextual-spacing="false"/>
    </style:style>
    <style:style style:name="P42" style:family="paragraph" style:parent-style-name="Text_20_body" style:list-style-name="L18"/>
    <style:style style:name="P43" style:family="paragraph" style:parent-style-name="Text_20_body" style:list-style-name="L18">
      <style:paragraph-properties fo:margin-top="0cm" fo:margin-bottom="0cm" style:contextual-spacing="false"/>
    </style:style>
    <style:style style:name="P44" style:family="paragraph" style:parent-style-name="Text_20_body" style:list-style-name="L19"/>
    <style:style style:name="P45" style:family="paragraph" style:parent-style-name="Text_20_body" style:list-style-name="L19">
      <style:paragraph-properties fo:margin-top="0cm" fo:margin-bottom="0cm" style:contextual-spacing="false"/>
    </style:style>
    <style:style style:name="P46" style:family="paragraph" style:parent-style-name="Text_20_body" style:list-style-name="L20"/>
    <style:style style:name="P47" style:family="paragraph" style:parent-style-name="Text_20_body" style:list-style-name="L20">
      <style:paragraph-properties fo:margin-top="0cm" fo:margin-bottom="0cm" style:contextual-spacing="false"/>
    </style:style>
    <style:style style:name="P48" style:family="paragraph" style:parent-style-name="Text_20_body" style:list-style-name="L21"/>
    <style:style style:name="P49" style:family="paragraph" style:parent-style-name="Text_20_body" style:list-style-name="L21">
      <style:paragraph-properties fo:margin-top="0cm" fo:margin-bottom="0cm" style:contextual-spacing="false"/>
    </style:style>
    <style:style style:name="P50" style:family="paragraph" style:parent-style-name="Text_20_body" style:list-style-name="L22"/>
    <style:style style:name="P51" style:family="paragraph" style:parent-style-name="Text_20_body" style:list-style-name="L22">
      <style:paragraph-properties fo:margin-top="0cm" fo:margin-bottom="0cm" style:contextual-spacing="false"/>
    </style:style>
    <style:style style:name="P52" style:family="paragraph" style:parent-style-name="Text_20_body" style:list-style-name="L23"/>
    <style:style style:name="P53" style:family="paragraph" style:parent-style-name="Text_20_body" style:list-style-name="L23">
      <style:paragraph-properties fo:margin-top="0cm" fo:margin-bottom="0cm" style:contextual-spacing="false"/>
    </style:style>
    <style:style style:name="P54" style:family="paragraph" style:parent-style-name="Text_20_body" style:list-style-name="L24"/>
    <style:style style:name="P55" style:family="paragraph" style:parent-style-name="Text_20_body" style:list-style-name="L24">
      <style:paragraph-properties fo:margin-top="0cm" fo:margin-bottom="0cm" style:contextual-spacing="false"/>
    </style:style>
    <style:style style:name="P56" style:family="paragraph" style:parent-style-name="Text_20_body" style:list-style-name="L25"/>
    <style:style style:name="P57" style:family="paragraph" style:parent-style-name="Text_20_body" style:list-style-name="L25">
      <style:paragraph-properties fo:margin-top="0cm" fo:margin-bottom="0cm" style:contextual-spacing="false"/>
    </style:style>
    <style:style style:name="P58" style:family="paragraph" style:parent-style-name="Text_20_body" style:list-style-name="L26"/>
    <style:style style:name="P59" style:family="paragraph" style:parent-style-name="Text_20_body" style:list-style-name="L26">
      <style:paragraph-properties fo:margin-top="0cm" fo:margin-bottom="0cm" style:contextual-spacing="false"/>
    </style:style>
    <style:style style:name="P60" style:family="paragraph" style:parent-style-name="Text_20_body" style:list-style-name="L27"/>
    <style:style style:name="P61" style:family="paragraph" style:parent-style-name="Text_20_body" style:list-style-name="L27">
      <style:paragraph-properties fo:margin-top="0cm" fo:margin-bottom="0cm" style:contextual-spacing="false"/>
    </style:style>
    <style:style style:name="P62" style:family="paragraph" style:parent-style-name="Text_20_body" style:list-style-name="L28"/>
    <style:style style:name="P63" style:family="paragraph" style:parent-style-name="Text_20_body" style:list-style-name="L28">
      <style:paragraph-properties fo:margin-top="0cm" fo:margin-bottom="0cm" style:contextual-spacing="false"/>
    </style:style>
    <style:style style:name="P64" style:family="paragraph" style:parent-style-name="Text_20_body" style:list-style-name="L29"/>
    <style:style style:name="P65" style:family="paragraph" style:parent-style-name="Text_20_body" style:list-style-name="L30"/>
    <style:style style:name="P66" style:family="paragraph" style:parent-style-name="Text_20_body" style:list-style-name="L30">
      <style:paragraph-properties fo:margin-top="0cm" fo:margin-bottom="0cm" style:contextual-spacing="false"/>
    </style:style>
    <style:style style:name="P67" style:family="paragraph" style:parent-style-name="Text_20_body" style:list-style-name="L31"/>
    <style:style style:name="P68" style:family="paragraph" style:parent-style-name="Text_20_body" style:list-style-name="L31">
      <style:paragraph-properties fo:margin-top="0cm" fo:margin-bottom="0cm" style:contextual-spacing="false"/>
    </style:style>
    <style:style style:name="P69" style:family="paragraph" style:parent-style-name="Text_20_body" style:list-style-name="L32"/>
    <style:style style:name="P70" style:family="paragraph" style:parent-style-name="Text_20_body" style:list-style-name="L32">
      <style:paragraph-properties fo:margin-top="0cm" fo:margin-bottom="0cm" style:contextual-spacing="false"/>
    </style:style>
    <style:style style:name="P71" style:family="paragraph" style:parent-style-name="Text_20_body" style:list-style-name="L33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📚 <text:span text:style-name="Strong_20_Emphasis">Understanding Index Types and Their Mechanisms in MySQL</text:span></text:h>
      <text:p text:style-name="Text_20_body">Indexes are data structures used to improve the speed of data retrieval in a database. MySQL primarily uses <text:span text:style-name="Strong_20_Emphasis">B-tree</text:span>, <text:span text:style-name="Strong_20_Emphasis">Hash</text:span>, and (in other RDBMS systems) <text:span text:style-name="Strong_20_Emphasis">Bitmap</text:span> indexes—each optimized for different use cases. Let’s dive into the internal mechanisms and practical examples.</text:p>
      <text:p text:style-name="Horizontal_20_Line"/>
      <text:h text:style-name="Heading_20_2" text:outline-level="2">🌳 <text:span text:style-name="Strong_20_Emphasis">1. B-Tree Index (Balanced Tree Index)</text:span></text:h>
      <text:p text:style-name="Text_20_body"><text:span text:style-name="Strong_20_Emphasis">Mechanism:</text:span></text:p>
      <text:list xml:id="list1511449907" text:style-name="L17">
        <text:list-item>
          <text:p text:style-name="P41">MySQL uses a <text:span text:style-name="Strong_20_Emphasis">B+Tree</text:span> structure for indexing (a variant of B-Tree where leaf nodes store actual data). </text:p>
        </text:list-item>
        <text:list-item>
          <text:p text:style-name="P41">Data is <text:span text:style-name="Strong_20_Emphasis">sorted</text:span> within the tree and stored at the <text:span text:style-name="Strong_20_Emphasis">leaf level</text:span>. </text:p>
        </text:list-item>
        <text:list-item>
          <text:p text:style-name="P40">Each node in the tree stores multiple values and pointers to child nodes, ensuring a <text:span text:style-name="Strong_20_Emphasis">balanced</text:span> tree with a similar depth across all branches. </text:p>
        </text:list-item>
      </text:list>
      <text:p text:style-name="Text_20_body"><text:span text:style-name="Strong_20_Emphasis">How It Works:</text:span></text:p>
      <text:list xml:id="list3797732370" text:style-name="L18">
        <text:list-item>
          <text:p text:style-name="P43"><text:span text:style-name="Strong_20_Emphasis">Search:</text:span> Starts from the root, traverses down to the leaf nodes following branch pointers. </text:p>
        </text:list-item>
        <text:list-item>
          <text:p text:style-name="P43"><text:span text:style-name="Strong_20_Emphasis">Insertion:</text:span> New values are inserted into the appropriate position; the tree may split if a node overflows. </text:p>
        </text:list-item>
        <text:list-item>
          <text:p text:style-name="P42"><text:span text:style-name="Strong_20_Emphasis">Deletion:</text:span> Values are removed; if a node underflows, it may merge with a sibling. </text:p>
        </text:list-item>
      </text:list>
      <text:p text:style-name="Text_20_body"><text:span text:style-name="Strong_20_Emphasis">Efficiency:</text:span></text:p>
      <text:list xml:id="list2855483131" text:style-name="L19">
        <text:list-item>
          <text:p text:style-name="P45">Time Complexity: <text:span text:style-name="Strong_20_Emphasis">O(log n)</text:span> for <text:span text:style-name="Strong_20_Emphasis">Search</text:span>, <text:span text:style-name="Strong_20_Emphasis">Insert</text:span>, and <text:span text:style-name="Strong_20_Emphasis">Delete</text:span> operations. </text:p>
        </text:list-item>
        <text:list-item>
          <text:p text:style-name="P44">Supports <text:span text:style-name="Strong_20_Emphasis">range</text:span> and <text:span text:style-name="Strong_20_Emphasis">point</text:span> queries efficiently. </text:p>
        </text:list-item>
      </text:list>
      <text:p text:style-name="Text_20_body">🧱 <text:span text:style-name="Strong_20_Emphasis">Example in MySQL:</text:span></text:p>
      <text:p text:style-name="Preformatted_20_Text"><text:span text:style-name="Source_20_Text">CREATE TABLE employees (</text:span></text:p>
      <text:p text:style-name="Preformatted_20_Text"><text:span text:style-name="Source_20_Text"><text:s text:c="4"/>emp_id INT PRIMARY KEY, <text:s text:c="8"/>-- Automatically B+Tree index</text:span></text:p>
      <text:p text:style-name="Preformatted_20_Text"><text:span text:style-name="Source_20_Text"><text:s text:c="4"/>name VARCHAR(100),</text:span></text:p>
      <text:p text:style-name="Preformatted_20_Text"><text:span text:style-name="Source_20_Text"><text:s text:c="4"/>dept_id INT,</text:span></text:p>
      <text:p text:style-name="Preformatted_20_Text"><text:span text:style-name="Source_20_Text"><text:s text:c="4"/>INDEX (dept_id) <text:s text:c="16"/>-- Creates a secondary B+Tree index</text:span></text:p>
      <text:p text:style-name="P11"><text:span text:style-name="Source_20_Text">) ENGINE=InnoDB;</text:span></text:p>
      <text:p text:style-name="Text_20_body">✅ <text:span text:style-name="Strong_20_Emphasis">Best For:</text:span></text:p>
      <text:list xml:id="list430737854" text:style-name="L20">
        <text:list-item>
          <text:p text:style-name="P47"><text:span text:style-name="Strong_20_Emphasis">Range Queries</text:span> (<text:span text:style-name="Source_20_Text">&lt;</text:span>, <text:span text:style-name="Source_20_Text">&gt;</text:span>, <text:span text:style-name="Source_20_Text">BETWEEN</text:span>, <text:span text:style-name="Source_20_Text">LIKE 'abc%'</text:span>) </text:p>
        </text:list-item>
        <text:list-item>
          <text:p text:style-name="P47"><text:span text:style-name="Strong_20_Emphasis">Sorting Operations</text:span> (<text:span text:style-name="Source_20_Text">ORDER BY</text:span>, <text:span text:style-name="Source_20_Text">GROUP BY</text:span>) </text:p>
        </text:list-item>
        <text:list-item>
          <text:p text:style-name="P46"><text:span text:style-name="Strong_20_Emphasis">Equality Lookups</text:span> (when combined with other range conditions) </text:p>
        </text:list-item>
      </text:list>
      <text:p text:style-name="Horizontal_20_Line"/>
      <text:h text:style-name="Heading_20_2" text:outline-level="2">🟩 <text:span text:style-name="Strong_20_Emphasis">2. Hash Index</text:span></text:h>
      <text:p text:style-name="Text_20_body"><text:span text:style-name="Strong_20_Emphasis">Mechanism:</text:span></text:p>
      <text:list xml:id="list3096430277" text:style-name="L21">
        <text:list-item>
          <text:p text:style-name="P49">MySQL uses <text:span text:style-name="Strong_20_Emphasis">Hash Tables</text:span> for this index type, where data is mapped to a <text:span text:style-name="Strong_20_Emphasis">fixed-size hash code</text:span> using a <text:span text:style-name="Strong_20_Emphasis">hash function</text:span>. </text:p>
        </text:list-item>
        <text:list-item>
          <text:p text:style-name="P48">The hash code is used to identify and retrieve data with a direct lookup. </text:p>
        </text:list-item>
      </text:list>
      <text:p text:style-name="Text_20_body"><text:soft-page-break/><text:span text:style-name="Strong_20_Emphasis">How It Works:</text:span></text:p>
      <text:list xml:id="list2145538104" text:style-name="L22">
        <text:list-item>
          <text:p text:style-name="P51"><text:span text:style-name="Strong_20_Emphasis">Search:</text:span> Computes the hash value of the key and retrieves the corresponding record. </text:p>
        </text:list-item>
        <text:list-item>
          <text:p text:style-name="P51"><text:span text:style-name="Strong_20_Emphasis">Insertion:</text:span> Computes and stores the hash value. </text:p>
        </text:list-item>
        <text:list-item>
          <text:p text:style-name="P50"><text:span text:style-name="Strong_20_Emphasis">Collision Handling:</text:span> If multiple keys produce the same hash, MySQL uses <text:span text:style-name="Strong_20_Emphasis">chaining</text:span> to resolve it. </text:p>
        </text:list-item>
      </text:list>
      <text:p text:style-name="Text_20_body"><text:span text:style-name="Strong_20_Emphasis">Efficiency:</text:span></text:p>
      <text:list xml:id="list2799542372" text:style-name="L23">
        <text:list-item>
          <text:p text:style-name="P53">Time Complexity: <text:span text:style-name="Strong_20_Emphasis">O(1)</text:span> for <text:span text:style-name="Strong_20_Emphasis">Search</text:span>, <text:span text:style-name="Strong_20_Emphasis">Insert</text:span>, and <text:span text:style-name="Strong_20_Emphasis">Delete</text:span> (on average). </text:p>
        </text:list-item>
        <text:list-item>
          <text:p text:style-name="P52"><text:span text:style-name="Strong_20_Emphasis">Does NOT</text:span> support range queries. </text:p>
        </text:list-item>
      </text:list>
      <text:p text:style-name="Text_20_body">🧱 <text:span text:style-name="Strong_20_Emphasis">Example in MySQL (Memory Engine Only):</text:span></text:p>
      <text:p text:style-name="Preformatted_20_Text"><text:span text:style-name="Source_20_Text">CREATE TABLE cache (</text:span></text:p>
      <text:p text:style-name="Preformatted_20_Text"><text:span text:style-name="Source_20_Text"><text:s text:c="4"/>id INT PRIMARY KEY,</text:span></text:p>
      <text:p text:style-name="Preformatted_20_Text"><text:span text:style-name="Source_20_Text"><text:s text:c="4"/>key_name VARCHAR(50),</text:span></text:p>
      <text:p text:style-name="Preformatted_20_Text"><text:span text:style-name="Source_20_Text"><text:s text:c="4"/>value TEXT,</text:span></text:p>
      <text:p text:style-name="Preformatted_20_Text"><text:span text:style-name="Source_20_Text"><text:s text:c="4"/>UNIQUE KEY(key_name)</text:span></text:p>
      <text:p text:style-name="P11"><text:span text:style-name="Source_20_Text">) ENGINE=MEMORY;</text:span></text:p>
      <text:p text:style-name="Text_20_body">✅ <text:span text:style-name="Strong_20_Emphasis">Best For:</text:span></text:p>
      <text:list xml:id="list272260298" text:style-name="L24">
        <text:list-item>
          <text:p text:style-name="P55"><text:span text:style-name="Strong_20_Emphasis">Point Lookups</text:span> (e.g., <text:span text:style-name="Source_20_Text">WHERE id = 123</text:span>) </text:p>
        </text:list-item>
        <text:list-item>
          <text:p text:style-name="P55"><text:span text:style-name="Strong_20_Emphasis">Exact Match</text:span> Queries </text:p>
        </text:list-item>
        <text:list-item>
          <text:p text:style-name="P54"><text:span text:style-name="Strong_20_Emphasis">In-Memory Operations</text:span> (e.g., caching) </text:p>
        </text:list-item>
      </text:list>
      <text:p text:style-name="Text_20_body">❌ <text:span text:style-name="Strong_20_Emphasis">Limitations:</text:span></text:p>
      <text:list xml:id="list1808023104" text:style-name="L25">
        <text:list-item>
          <text:p text:style-name="P57"><text:span text:style-name="Strong_20_Emphasis">No Range Support</text:span> (e.g., <text:span text:style-name="Source_20_Text">&gt;</text:span>, <text:span text:style-name="Source_20_Text">&lt;</text:span>, <text:span text:style-name="Source_20_Text">BETWEEN</text:span>) </text:p>
        </text:list-item>
        <text:list-item>
          <text:p text:style-name="P57"><text:span text:style-name="Strong_20_Emphasis">No Sorting</text:span> (cannot use for <text:span text:style-name="Source_20_Text">ORDER BY</text:span>) </text:p>
        </text:list-item>
        <text:list-item>
          <text:p text:style-name="P56"><text:span text:style-name="Strong_20_Emphasis">Only Available in MEMORY Engine</text:span> in MySQL. </text:p>
        </text:list-item>
      </text:list>
      <text:p text:style-name="Horizontal_20_Line"/>
      <text:h text:style-name="Heading_20_2" text:outline-level="2">🧮 <text:span text:style-name="Strong_20_Emphasis">3. Bitmap Index (Not Natively Supported in MySQL)</text:span></text:h>
      <text:p text:style-name="Text_20_body"><text:span text:style-name="Strong_20_Emphasis">Mechanism:</text:span></text:p>
      <text:list xml:id="list1122522434" text:style-name="L26">
        <text:list-item>
          <text:p text:style-name="P59">A <text:span text:style-name="Strong_20_Emphasis">bitmap</text:span> is an index that uses <text:span text:style-name="Strong_20_Emphasis">bits (0s and 1s)</text:span> to represent the presence or absence of a value. </text:p>
        </text:list-item>
        <text:list-item>
          <text:p text:style-name="P58">Each unique value in a column is represented by a <text:span text:style-name="Strong_20_Emphasis">bit vector</text:span>. </text:p>
        </text:list-item>
      </text:list>
      <text:p text:style-name="Text_20_body"><text:span text:style-name="Strong_20_Emphasis">How It Works:</text:span></text:p>
      <text:list xml:id="list193668015" text:style-name="L27">
        <text:list-item>
          <text:p text:style-name="P61"><text:span text:style-name="Strong_20_Emphasis">Search:</text:span> Performs <text:span text:style-name="Strong_20_Emphasis">bitwise operations</text:span> (AND, OR, XOR) to filter results quickly. </text:p>
        </text:list-item>
        <text:list-item>
          <text:p text:style-name="P61"><text:span text:style-name="Strong_20_Emphasis">Insertion:</text:span> Updates bitmaps for new records. </text:p>
        </text:list-item>
        <text:list-item>
          <text:p text:style-name="P60"><text:span text:style-name="Strong_20_Emphasis">Deletion:</text:span> Flips corresponding bits. </text:p>
        </text:list-item>
      </text:list>
      <text:p text:style-name="Text_20_body"><text:span text:style-name="Strong_20_Emphasis">Efficiency:</text:span></text:p>
      <text:list xml:id="list1874386720" text:style-name="L28">
        <text:list-item>
          <text:p text:style-name="P63">Time Complexity: <text:span text:style-name="Strong_20_Emphasis">O(1)</text:span> for <text:span text:style-name="Strong_20_Emphasis">Boolean</text:span> operations. </text:p>
        </text:list-item>
        <text:list-item>
          <text:p text:style-name="P62">Space Efficient: Compresses data for columns with <text:span text:style-name="Strong_20_Emphasis">low cardinality</text:span> (few unique values). </text:p>
        </text:list-item>
      </text:list>
      <text:p text:style-name="Text_20_body">💡 <text:span text:style-name="Strong_20_Emphasis">Example Usage (In Other Databases):</text:span></text:p>
      <text:list xml:id="list3184521536" text:style-name="L29">
        <text:list-item>
          <text:p text:style-name="P64"><text:soft-page-break/>Useful in <text:span text:style-name="Strong_20_Emphasis">Data Warehousing</text:span> or <text:span text:style-name="Strong_20_Emphasis">Analytical Workloads</text:span> where queries involve <text:span text:style-name="Strong_20_Emphasis">many filters</text:span>. </text:p>
        </text:list-item>
      </text:list>
      <text:p text:style-name="Text_20_body">✅ <text:span text:style-name="Strong_20_Emphasis">Best For:</text:span></text:p>
      <text:list xml:id="list2633167612" text:style-name="L30">
        <text:list-item>
          <text:p text:style-name="P66"><text:span text:style-name="Strong_20_Emphasis">Low-Cardinality Columns</text:span> (e.g., gender, status flags). </text:p>
        </text:list-item>
        <text:list-item>
          <text:p text:style-name="P66"><text:span text:style-name="Strong_20_Emphasis">Complex Boolean Queries</text:span> (<text:span text:style-name="Source_20_Text">AND</text:span>, <text:span text:style-name="Source_20_Text">OR</text:span>, <text:span text:style-name="Source_20_Text">NOT</text:span>). </text:p>
        </text:list-item>
        <text:list-item>
          <text:p text:style-name="P65"><text:span text:style-name="Strong_20_Emphasis">Data Warehousing</text:span> and <text:span text:style-name="Strong_20_Emphasis">OLAP</text:span>. </text:p>
        </text:list-item>
      </text:list>
      <text:p text:style-name="Text_20_body">❌ <text:span text:style-name="Strong_20_Emphasis">Limitations (MySQL):</text:span></text:p>
      <text:list xml:id="list2297629107" text:style-name="L31">
        <text:list-item>
          <text:p text:style-name="P68"><text:span text:style-name="Strong_20_Emphasis">Not Supported Natively.</text:span> </text:p>
        </text:list-item>
        <text:list-item>
          <text:p text:style-name="P67">Inefficient for <text:span text:style-name="Strong_20_Emphasis">high-cardinality</text:span> columns (e.g., unique IDs). </text:p>
        </text:list-item>
      </text:list>
      <text:p text:style-name="Horizontal_20_Line"/>
      <text:h text:style-name="Heading_20_2" text:outline-level="2">📊 <text:span text:style-name="Strong_20_Emphasis">Comparison of B-Tree, Hash, and Bitmap Indexe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Feature</text:p>
            </table:table-cell>
            <table:table-cell table:style-name="Table2.A1" office:value-type="string">
              <text:p text:style-name="Table_20_Heading"><text:span text:style-name="Strong_20_Emphasis">B-Tree (B+Tree)</text:span></text:p>
            </table:table-cell>
            <table:table-cell table:style-name="Table2.A1" office:value-type="string">
              <text:p text:style-name="Table_20_Heading"><text:span text:style-name="Strong_20_Emphasis">Hash Index</text:span></text:p>
            </table:table-cell>
            <table:table-cell table:style-name="Table2.A1" office:value-type="string">
              <text:p text:style-name="Table_20_Heading"><text:span text:style-name="Strong_20_Emphasis">Bitmap Index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Data Structure</text:span></text:p>
          </table:table-cell>
          <table:table-cell table:style-name="Table2.A1" office:value-type="string">
            <text:p text:style-name="Table_20_Contents">Balanced Tree (B+Tree)</text:p>
          </table:table-cell>
          <table:table-cell table:style-name="Table2.A1" office:value-type="string">
            <text:p text:style-name="Table_20_Contents">Hash Table</text:p>
          </table:table-cell>
          <table:table-cell table:style-name="Table2.A1" office:value-type="string">
            <text:p text:style-name="Table_20_Contents">Bit Vector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torage Engine</text:span></text:p>
          </table:table-cell>
          <table:table-cell table:style-name="Table2.A1" office:value-type="string">
            <text:p text:style-name="Table_20_Contents">InnoDB, MyISAM</text:p>
          </table:table-cell>
          <table:table-cell table:style-name="Table2.A1" office:value-type="string">
            <text:p text:style-name="Table_20_Contents">MEMORY (Only)</text:p>
          </table:table-cell>
          <table:table-cell table:style-name="Table2.A1" office:value-type="string">
            <text:p text:style-name="Table_20_Contents">❌ Not Supported in MySQL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Query Types</text:span></text:p>
          </table:table-cell>
          <table:table-cell table:style-name="Table2.A1" office:value-type="string">
            <text:p text:style-name="Table_20_Contents">Range, Exact, Partial Match</text:p>
          </table:table-cell>
          <table:table-cell table:style-name="Table2.A1" office:value-type="string">
            <text:p text:style-name="Table_20_Contents">Exact Match Only</text:p>
          </table:table-cell>
          <table:table-cell table:style-name="Table2.A1" office:value-type="string">
            <text:p text:style-name="Table_20_Contents">Boolean (AND, OR, NOT)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Performance</text:span></text:p>
          </table:table-cell>
          <table:table-cell table:style-name="Table2.A1" office:value-type="string">
            <text:p text:style-name="Table_20_Contents"><text:span text:style-name="Source_20_Text">O(log n)</text:span></text:p>
          </table:table-cell>
          <table:table-cell table:style-name="Table2.A1" office:value-type="string">
            <text:p text:style-name="Table_20_Contents"><text:span text:style-name="Source_20_Text">O(1)</text:span> (on average)</text:p>
          </table:table-cell>
          <table:table-cell table:style-name="Table2.A1" office:value-type="string">
            <text:p text:style-name="Table_20_Contents"><text:span text:style-name="Source_20_Text">O(1)</text:span> for Bitwise Operation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Range Queries</text:span></text:p>
          </table:table-cell>
          <table:table-cell table:style-name="Table2.A1" office:value-type="string">
            <text:p text:style-name="Table_20_Contents">✅ Supported</text:p>
          </table:table-cell>
          <table:table-cell table:style-name="Table2.A1" office:value-type="string">
            <text:p text:style-name="Table_20_Contents">❌ Not Supported</text:p>
          </table:table-cell>
          <table:table-cell table:style-name="Table2.A1" office:value-type="string">
            <text:p text:style-name="Table_20_Contents">✅ Efficient for Boolean Op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orting (ORDER BY)</text:span></text:p>
          </table:table-cell>
          <table:table-cell table:style-name="Table2.A1" office:value-type="string">
            <text:p text:style-name="Table_20_Contents">✅ Supported</text:p>
          </table:table-cell>
          <table:table-cell table:style-name="Table2.A1" office:value-type="string">
            <text:p text:style-name="Table_20_Contents">❌ Not Supported</text:p>
          </table:table-cell>
          <table:table-cell table:style-name="Table2.A1" office:value-type="string">
            <text:p text:style-name="Table_20_Contents">❌ Not Ideal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Concurrency</text:span></text:p>
          </table:table-cell>
          <table:table-cell table:style-name="Table2.A1" office:value-type="string">
            <text:p text:style-name="Table_20_Contents">✅ Row-Level Locking (InnoDB)</text:p>
          </table:table-cell>
          <table:table-cell table:style-name="Table2.A1" office:value-type="string">
            <text:p text:style-name="Table_20_Contents">✅ Fast Lock-Free Lookup</text:p>
          </table:table-cell>
          <table:table-cell table:style-name="Table2.A1" office:value-type="string">
            <text:p text:style-name="Table_20_Contents">✅ Efficient for Analytical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Cardinality</text:span></text:p>
          </table:table-cell>
          <table:table-cell table:style-name="Table2.A1" office:value-type="string">
            <text:p text:style-name="Table_20_Contents">High or Low</text:p>
          </table:table-cell>
          <table:table-cell table:style-name="Table2.A1" office:value-type="string">
            <text:p text:style-name="Table_20_Contents">High (Unique Values)</text:p>
          </table:table-cell>
          <table:table-cell table:style-name="Table2.A1" office:value-type="string">
            <text:p text:style-name="Table_20_Contents">Low (Few Unique Values)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Use Case</text:span></text:p>
          </table:table-cell>
          <table:table-cell table:style-name="Table2.A1" office:value-type="string">
            <text:p text:style-name="Table_20_Contents">Mixed Queries</text:p>
          </table:table-cell>
          <table:table-cell table:style-name="Table2.A1" office:value-type="string">
            <text:p text:style-name="Table_20_Contents">Fast Point Lookup</text:p>
          </table:table-cell>
          <table:table-cell table:style-name="Table2.A1" office:value-type="string">
            <text:p text:style-name="Table_20_Contents">Analytics &amp; Data Warehousing</text:p>
          </table:table-cell>
        </table:table-row>
      </table:table>
      <text:p text:style-name="Horizontal_20_Line"/>
      <text:h text:style-name="Heading_20_2" text:outline-level="2">📌 <text:span text:style-name="Strong_20_Emphasis">Index Strategy Recommendations in MySQL:</text:span></text:h>
      <text:list xml:id="list3070753425" text:style-name="L32">
        <text:list-item>
          <text:p text:style-name="P69"><text:span text:style-name="Strong_20_Emphasis">Use B-Tree (B+Tree)</text:span> for most cases:</text:p>
          <text:list>
            <text:list-item>
              <text:p text:style-name="P70">Primary and Secondary Indexes. </text:p>
            </text:list-item>
            <text:list-item>
              <text:p text:style-name="P70">Range queries and sorting. </text:p>
            </text:list-item>
            <text:list-item>
              <text:p text:style-name="P70">General-purpose performance optimization. </text:p>
            </text:list-item>
          </text:list>
        </text:list-item>
        <text:list-item>
          <text:p text:style-name="P69"><text:span text:style-name="Strong_20_Emphasis">Use Hash Index</text:span> when:</text:p>
          <text:list>
            <text:list-item>
              <text:p text:style-name="P70">You need <text:span text:style-name="Strong_20_Emphasis">fast</text:span> exact-match lookups. </text:p>
            </text:list-item>
            <text:list-item>
              <text:p text:style-name="P70">Data fits <text:span text:style-name="Strong_20_Emphasis">in-memory</text:span> (MEMORY engine). </text:p>
            </text:list-item>
            <text:list-item>
              <text:p text:style-name="P70">You do <text:span text:style-name="Strong_20_Emphasis">not</text:span> need range queries. </text:p>
            </text:list-item>
          </text:list>
        </text:list-item>
        <text:list-item>
          <text:p text:style-name="P69"><text:span text:style-name="Strong_20_Emphasis">Consider Bitmap Index</text:span> (in other RDBMS like Oracle, PostgreSQL) when:</text:p>
          <text:list>
            <text:list-item>
              <text:p text:style-name="P70"><text:soft-page-break/>Handling <text:span text:style-name="Strong_20_Emphasis">low-cardinality</text:span> columns (e.g., yes/no flags). </text:p>
            </text:list-item>
            <text:list-item>
              <text:p text:style-name="P69">Executing <text:span text:style-name="Strong_20_Emphasis">complex Boolean</text:span> queries (e.g., multiple <text:span text:style-name="Source_20_Text">WHERE</text:span> conditions). </text:p>
            </text:list-item>
          </text:list>
        </text:list-item>
      </text:list>
      <text:p text:style-name="Horizontal_20_Line"/>
      <text:h text:style-name="Heading_20_3" text:outline-level="3">🔥 <text:span text:style-name="Strong_20_Emphasis">Advanced Index Optimization Tips:</text:span></text:h>
      <text:list xml:id="list2657563711" text:style-name="L33">
        <text:list-item>
          <text:p text:style-name="P71"><text:span text:style-name="Strong_20_Emphasis">Covering Indexes:</text:span> Create indexes that "cover" all columns in a query for faster access.</text:p>
          <text:p text:style-name="P12"><text:span text:style-name="Source_20_Text">CREATE INDEX idx_name_dept ON employees(name, dept_id);</text:span></text:p>
        </text:list-item>
        <text:list-item>
          <text:p text:style-name="P71"><text:span text:style-name="Strong_20_Emphasis">Composite Indexes:</text:span> Order matters—place <text:span text:style-name="Strong_20_Emphasis">most selective</text:span> columns <text:span text:style-name="Strong_20_Emphasis">first</text:span>.</text:p>
          <text:p text:style-name="P12"><text:span text:style-name="Source_20_Text">CREATE INDEX idx_multi ON orders(customer_id, order_date);</text:span></text:p>
        </text:list-item>
        <text:list-item>
          <text:p text:style-name="P71"><text:span text:style-name="Strong_20_Emphasis">Prefix Indexes:</text:span> Use partial indexes on large <text:span text:style-name="Source_20_Text">VARCHAR</text:span> fields.</text:p>
          <text:p text:style-name="P12"><text:span text:style-name="Source_20_Text">CREATE INDEX idx_title ON books(title(20));</text:span></text:p>
        </text:list-item>
        <text:list-item>
          <text:p text:style-name="P71"><text:span text:style-name="Strong_20_Emphasis">Analyze Index Usage:</text:span> Use <text:span text:style-name="Strong_20_Emphasis">EXPLAIN</text:span> to check how MySQL uses your indexes.</text:p>
          <text:p text:style-name="P12"><text:span text:style-name="Source_20_Text">EXPLAIN SELECT * FROM employees WHERE dept_id = 3;</text:span></text:p>
        </text:list-item>
      </text:list>
      <text:p text:style-name="Text_20_body">Would you like to dive deeper into <text:span text:style-name="Strong_20_Emphasis">index maintenance</text:span> or <text:span text:style-name="Strong_20_Emphasis">query optimization</text:span>?</text:p>
      <text:p text:style-name="Text_20_body"/>
      <text:h text:style-name="Heading_20_3" text:outline-level="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🛢️ <text:span text:style-name="Strong_20_Emphasis">Storage Engine Capabilities in MySQL and Their Impact on Indexes</text:span></text:h>
      <text:p text:style-name="Text_20_body">MySQL supports various storage engines, each designed to optimize specific workloads. Understanding how different storage engines handle indexes is crucial when choosing the best engine for your use case.</text:p>
      <text:p text:style-name="Horizontal_20_Line"/>
      <text:h text:style-name="Heading_20_2" text:outline-level="2">🔍 <text:span text:style-name="Strong_20_Emphasis">1. InnoDB (Default Storage Engine)</text:span></text:h>
      <text:p text:style-name="Text_20_body"><text:span text:style-name="Strong_20_Emphasis">Overview:</text:span></text:p>
      <text:list xml:id="list1707055239" text:style-name="L1">
        <text:list-item>
          <text:p text:style-name="P15">InnoDB is the default storage engine for MySQL (from version 5.5 onwards). </text:p>
        </text:list-item>
        <text:list-item>
          <text:p text:style-name="P14">It is designed for OLTP (Online Transaction Processing) workloads and supports <text:span text:style-name="Strong_20_Emphasis">ACID</text:span> compliance (Atomicity, Consistency, Isolation, Durability). </text:p>
        </text:list-item>
      </text:list>
      <text:p text:style-name="Text_20_body">✅ <text:span text:style-name="Strong_20_Emphasis">Index Features:</text:span></text:p>
      <text:list xml:id="list4271957450" text:style-name="L2">
        <text:list-item>
          <text:p text:style-name="P16"><text:span text:style-name="Strong_20_Emphasis">Clustered Indexes (Primary Key Index)</text:span></text:p>
          <text:list>
            <text:list-item>
              <text:p text:style-name="P17"><text:span text:style-name="Strong_20_Emphasis">Structure:</text:span> InnoDB uses a B+Tree structure for its indexes. </text:p>
            </text:list-item>
            <text:list-item>
              <text:p text:style-name="P17"><text:span text:style-name="Strong_20_Emphasis">Behavior:</text:span> The table's <text:span text:style-name="Strong_20_Emphasis">data is stored with the primary key</text:span> in a clustered index. All <text:span text:style-name="Strong_20_Emphasis">secondary indexes</text:span> point to the primary key. </text:p>
            </text:list-item>
            <text:list-item>
              <text:p text:style-name="P16"><text:span text:style-name="Strong_20_Emphasis">Performance:</text:span> Fast for <text:span text:style-name="Strong_20_Emphasis">range</text:span> and <text:span text:style-name="Strong_20_Emphasis">point</text:span> queries on the primary key but can be slower for secondary key lookups. </text:p>
            </text:list-item>
          </text:list>
          <text:p text:style-name="P16">🧱 <text:span text:style-name="Emphasis">Example of a Clustered Index:</text:span></text:p>
          <text:p text:style-name="P1"><text:span text:style-name="Source_20_Text">CREATE TABLE employees (</text:span></text:p>
          <text:p text:style-name="P1"><text:span text:style-name="Source_20_Text"><text:s text:c="3"/>emp_id INT PRIMARY KEY,</text:span></text:p>
          <text:p text:style-name="P1"><text:span text:style-name="Source_20_Text"><text:s text:c="3"/>name VARCHAR(100),</text:span></text:p>
          <text:p text:style-name="P1"><text:span text:style-name="Source_20_Text"><text:s text:c="3"/>dept_id INT,</text:span></text:p>
          <text:p text:style-name="P1"><text:span text:style-name="Source_20_Text"><text:s text:c="3"/>INDEX (dept_id)</text:span></text:p>
          <text:p text:style-name="P2"><text:span text:style-name="Source_20_Text">) ENGINE=InnoDB;</text:span></text:p>
          <text:p text:style-name="P13">📌 <text:span text:style-name="Strong_20_Emphasis">Note:</text:span> If no <text:span text:style-name="Source_20_Text">PRIMARY KEY</text:span> is defined, MySQL automatically creates an internal clustered index.</text:p>
        </text:list-item>
        <text:list-item>
          <text:p text:style-name="P16"><text:span text:style-name="Strong_20_Emphasis">Secondary (Non-Clustered) Indexes</text:span></text:p>
          <text:list>
            <text:list-item>
              <text:p text:style-name="P17"><text:span text:style-name="Strong_20_Emphasis">Structure:</text:span> Also B+Tree but only stores the indexed column and the <text:span text:style-name="Strong_20_Emphasis">primary key</text:span> as a pointer. </text:p>
            </text:list-item>
            <text:list-item>
              <text:p text:style-name="P17"><text:span text:style-name="Strong_20_Emphasis">Use Case:</text:span> Fast for searches on non-primary columns but requires two lookups (index + primary key). </text:p>
            </text:list-item>
          </text:list>
        </text:list-item>
        <text:list-item>
          <text:p text:style-name="P16"><text:span text:style-name="Strong_20_Emphasis">Full-Text Indexes (from MySQL 5.6)</text:span></text:p>
          <text:list>
            <text:list-item>
              <text:p text:style-name="P16">Supports complex text searches (e.g., natural language search). </text:p>
            </text:list-item>
          </text:list>
          <text:p text:style-name="P16">🧱 <text:span text:style-name="Emphasis">Example of Full-Text Index:</text:span></text:p>
          <text:p text:style-name="P1"><text:span text:style-name="Source_20_Text">CREATE TABLE articles (</text:span></text:p>
          <text:p text:style-name="P1"><text:span text:style-name="Source_20_Text"><text:s text:c="3"/>id INT PRIMARY KEY,</text:span></text:p>
          <text:p text:style-name="P1"><text:span text:style-name="Source_20_Text"><text:s text:c="3"/>title VARCHAR(255),</text:span></text:p>
          <text:p text:style-name="P1"><text:span text:style-name="Source_20_Text"><text:s text:c="3"/>content TEXT,</text:span></text:p>
          <text:p text:style-name="P1"><text:span text:style-name="Source_20_Text"><text:s text:c="3"/>FULLTEXT INDEX (title, content)</text:span></text:p>
          <text:p text:style-name="P2"><text:span text:style-name="Source_20_Text">) ENGINE=InnoDB;</text:span></text:p>
        </text:list-item>
        <text:list-item>
          <text:p text:style-name="P16"><text:soft-page-break/><text:span text:style-name="Strong_20_Emphasis">Spatial Indexes (from MySQL 5.7)</text:span></text:p>
          <text:list>
            <text:list-item>
              <text:p text:style-name="P16">Supports geospatial data types (<text:span text:style-name="Source_20_Text">POINT</text:span>, <text:span text:style-name="Source_20_Text">LINESTRING</text:span>, <text:span text:style-name="Source_20_Text">POLYGON</text:span>). </text:p>
            </text:list-item>
          </text:list>
          <text:p text:style-name="P16">🧱 <text:span text:style-name="Emphasis">Example of Spatial Index:</text:span></text:p>
          <text:p text:style-name="P1"><text:span text:style-name="Source_20_Text">CREATE TABLE locations (</text:span></text:p>
          <text:p text:style-name="P1"><text:span text:style-name="Source_20_Text"><text:s text:c="3"/>id INT PRIMARY KEY,</text:span></text:p>
          <text:p text:style-name="P1"><text:span text:style-name="Source_20_Text"><text:s text:c="3"/>coordinates POINT NOT NULL,</text:span></text:p>
          <text:p text:style-name="P1"><text:span text:style-name="Source_20_Text"><text:s text:c="3"/>SPATIAL INDEX (coordinates)</text:span></text:p>
          <text:p text:style-name="P2"><text:span text:style-name="Source_20_Text">) ENGINE=InnoDB;</text:span></text:p>
        </text:list-item>
      </text:list>
      <text:p text:style-name="Text_20_body">❌ <text:span text:style-name="Strong_20_Emphasis">Limitations:</text:span></text:p>
      <text:list xml:id="list4161264152" text:style-name="L3">
        <text:list-item>
          <text:p text:style-name="P19"><text:span text:style-name="Strong_20_Emphasis">Overhead:</text:span> Maintaining secondary indexes can slow down <text:span text:style-name="Source_20_Text">INSERT</text:span>, <text:span text:style-name="Source_20_Text">UPDATE</text:span>, and <text:span text:style-name="Source_20_Text">DELETE</text:span> operations. </text:p>
        </text:list-item>
        <text:list-item>
          <text:p text:style-name="P19"><text:span text:style-name="Strong_20_Emphasis">No HASH Index Support.</text:span> </text:p>
        </text:list-item>
        <text:list-item>
          <text:p text:style-name="P18"><text:span text:style-name="Strong_20_Emphasis">Locks:</text:span> Uses row-level locking (better for concurrent transactions but more overhead). </text:p>
        </text:list-item>
      </text:list>
      <text:p text:style-name="Horizontal_20_Line"/>
      <text:h text:style-name="Heading_20_2" text:outline-level="2">📄 <text:span text:style-name="Strong_20_Emphasis">2. MyISAM (Deprecated for New Applications)</text:span></text:h>
      <text:p text:style-name="Text_20_body"><text:span text:style-name="Strong_20_Emphasis">Overview:</text:span></text:p>
      <text:list xml:id="list2394547944" text:style-name="L4">
        <text:list-item>
          <text:p text:style-name="P20">MyISAM was the default engine before MySQL 5.5. It is lightweight and faster for <text:span text:style-name="Strong_20_Emphasis">read-heavy</text:span> operations but lacks <text:span text:style-name="Strong_20_Emphasis">transaction support</text:span>. </text:p>
        </text:list-item>
      </text:list>
      <text:p text:style-name="Text_20_body">✅ <text:span text:style-name="Strong_20_Emphasis">Index Features:</text:span></text:p>
      <text:list xml:id="list1571616572" text:style-name="L5">
        <text:list-item>
          <text:p text:style-name="P21"><text:span text:style-name="Strong_20_Emphasis">Non-Clustered Indexes (B+Tree)</text:span></text:p>
          <text:list>
            <text:list-item>
              <text:p text:style-name="P22">MyISAM stores table data <text:span text:style-name="Strong_20_Emphasis">separately</text:span> from indexes (unlike InnoDB). </text:p>
            </text:list-item>
            <text:list-item>
              <text:p text:style-name="P21">All indexes (including the primary key) point to the physical row location. </text:p>
            </text:list-item>
          </text:list>
          <text:p text:style-name="P21">🧱 <text:span text:style-name="Emphasis">Example:</text:span></text:p>
          <text:p text:style-name="P3"><text:span text:style-name="Source_20_Text">CREATE TABLE customers (</text:span></text:p>
          <text:p text:style-name="P3"><text:span text:style-name="Source_20_Text"><text:s text:c="3"/>customer_id INT PRIMARY KEY,</text:span></text:p>
          <text:p text:style-name="P3"><text:span text:style-name="Source_20_Text"><text:s text:c="3"/>name VARCHAR(100),</text:span></text:p>
          <text:p text:style-name="P3"><text:span text:style-name="Source_20_Text"><text:s text:c="3"/>INDEX (name)</text:span></text:p>
          <text:p text:style-name="P4"><text:span text:style-name="Source_20_Text">) ENGINE=MyISAM;</text:span></text:p>
        </text:list-item>
        <text:list-item>
          <text:p text:style-name="P21"><text:span text:style-name="Strong_20_Emphasis">Full-Text Indexes</text:span></text:p>
          <text:list>
            <text:list-item>
              <text:p text:style-name="P22">Available <text:span text:style-name="Strong_20_Emphasis">before InnoDB</text:span> supported them. </text:p>
            </text:list-item>
            <text:list-item>
              <text:p text:style-name="P22">Supports complex searches for large text fields. </text:p>
            </text:list-item>
          </text:list>
        </text:list-item>
        <text:list-item>
          <text:p text:style-name="P21"><text:span text:style-name="Strong_20_Emphasis">Prefix Indexing</text:span></text:p>
          <text:list>
            <text:list-item>
              <text:p text:style-name="P21">You can index only the <text:span text:style-name="Strong_20_Emphasis">first N characters</text:span> of a string for efficiency. </text:p>
            </text:list-item>
          </text:list>
          <text:p text:style-name="P21">🧱 <text:span text:style-name="Emphasis">Example:</text:span></text:p>
          <text:p text:style-name="P3"><text:span text:style-name="Source_20_Text">CREATE TABLE books (</text:span></text:p>
          <text:p text:style-name="P3"><text:span text:style-name="Source_20_Text"><text:s text:c="3"/>book_id INT,</text:span></text:p>
          <text:p text:style-name="P3"><text:span text:style-name="Source_20_Text"><text:s text:c="3"/>title VARCHAR(255),</text:span></text:p>
          <text:p text:style-name="P3"><text:span text:style-name="Source_20_Text"><text:s text:c="3"/>INDEX idx_title (title(50))</text:span></text:p>
          <text:p text:style-name="P4"><text:span text:style-name="Source_20_Text">) ENGINE=MyISAM;</text:span></text:p>
        </text:list-item>
      </text:list>
      <text:p text:style-name="Text_20_body"><text:soft-page-break/>❌ <text:span text:style-name="Strong_20_Emphasis">Limitations:</text:span></text:p>
      <text:list xml:id="list3314273998" text:style-name="L6">
        <text:list-item>
          <text:p text:style-name="P24"><text:span text:style-name="Strong_20_Emphasis">No Transactions:</text:span> No support for ACID properties (no rollback, commit). </text:p>
        </text:list-item>
        <text:list-item>
          <text:p text:style-name="P24"><text:span text:style-name="Strong_20_Emphasis">Table-Level Locking:</text:span> Locks the entire table on <text:span text:style-name="Source_20_Text">INSERT</text:span>, <text:span text:style-name="Source_20_Text">UPDATE</text:span>, <text:span text:style-name="Source_20_Text">DELETE</text:span>, leading to performance bottlenecks. </text:p>
        </text:list-item>
        <text:list-item>
          <text:p text:style-name="P24"><text:span text:style-name="Strong_20_Emphasis">No Foreign Key Support.</text:span> </text:p>
        </text:list-item>
        <text:list-item>
          <text:p text:style-name="P23"><text:span text:style-name="Strong_20_Emphasis">Not Suitable for High-Concurrency Workloads.</text:span> </text:p>
        </text:list-item>
      </text:list>
      <text:p text:style-name="Horizontal_20_Line"/>
      <text:h text:style-name="Heading_20_2" text:outline-level="2">🗂️ <text:span text:style-name="Strong_20_Emphasis">3. MEMORY (HEAP) Engine</text:span></text:h>
      <text:p text:style-name="Text_20_body"><text:span text:style-name="Strong_20_Emphasis">Overview:</text:span></text:p>
      <text:list xml:id="list2516488175" text:style-name="L7">
        <text:list-item>
          <text:p text:style-name="P25">Stores data <text:span text:style-name="Strong_20_Emphasis">in-memory</text:span>, making it the fastest engine for <text:span text:style-name="Strong_20_Emphasis">temporary</text:span> and <text:span text:style-name="Strong_20_Emphasis">read-only</text:span> data. </text:p>
        </text:list-item>
      </text:list>
      <text:p text:style-name="Text_20_body">✅ <text:span text:style-name="Strong_20_Emphasis">Index Features:</text:span></text:p>
      <text:list xml:id="list2160530913" text:style-name="L8">
        <text:list-item>
          <text:p text:style-name="P26"><text:span text:style-name="Strong_20_Emphasis">HASH Indexes (Default)</text:span></text:p>
          <text:list>
            <text:list-item>
              <text:p text:style-name="P27">Fastest for <text:span text:style-name="Strong_20_Emphasis">equality</text:span> lookups (e.g., <text:span text:style-name="Source_20_Text">=</text:span>), but does <text:span text:style-name="Strong_20_Emphasis">not</text:span> support range queries (<text:span text:style-name="Source_20_Text">&gt;</text:span>, <text:span text:style-name="Source_20_Text">&lt;</text:span>, <text:span text:style-name="Source_20_Text">BETWEEN</text:span>). </text:p>
            </text:list-item>
          </text:list>
        </text:list-item>
        <text:list-item>
          <text:p text:style-name="P26"><text:span text:style-name="Strong_20_Emphasis">B-Tree Indexes (Optional)</text:span></text:p>
          <text:list>
            <text:list-item>
              <text:p text:style-name="P26">Useful when you need to support range-based queries. </text:p>
            </text:list-item>
          </text:list>
          <text:p text:style-name="P26">🧱 <text:span text:style-name="Emphasis">Example:</text:span></text:p>
          <text:p text:style-name="P5"><text:span text:style-name="Source_20_Text">CREATE TABLE cache (</text:span></text:p>
          <text:p text:style-name="P5"><text:span text:style-name="Source_20_Text"><text:s text:c="3"/>id INT PRIMARY KEY,</text:span></text:p>
          <text:p text:style-name="P5"><text:span text:style-name="Source_20_Text"><text:s text:c="3"/>key_name VARCHAR(50),</text:span></text:p>
          <text:p text:style-name="P5"><text:span text:style-name="Source_20_Text"><text:s text:c="3"/>value TEXT,</text:span></text:p>
          <text:p text:style-name="P5"><text:span text:style-name="Source_20_Text"><text:s text:c="3"/>INDEX (key_name)</text:span></text:p>
          <text:p text:style-name="P6"><text:span text:style-name="Source_20_Text">) ENGINE=MEMORY;</text:span></text:p>
        </text:list-item>
      </text:list>
      <text:p text:style-name="Text_20_body">❌ <text:span text:style-name="Strong_20_Emphasis">Limitations:</text:span></text:p>
      <text:list xml:id="list3444851165" text:style-name="L9">
        <text:list-item>
          <text:p text:style-name="P29"><text:span text:style-name="Strong_20_Emphasis">Volatile:</text:span> Data is lost when MySQL restarts. </text:p>
        </text:list-item>
        <text:list-item>
          <text:p text:style-name="P29"><text:span text:style-name="Strong_20_Emphasis">Limited Size:</text:span> Restricted by system memory. </text:p>
        </text:list-item>
        <text:list-item>
          <text:p text:style-name="P28"><text:span text:style-name="Strong_20_Emphasis">No Full-Text or Spatial Index Support.</text:span> </text:p>
        </text:list-item>
      </text:list>
      <text:p text:style-name="Horizontal_20_Line"/>
      <text:h text:style-name="Heading_20_2" text:outline-level="2">📊 <text:span text:style-name="Strong_20_Emphasis">4. NDB (Network Database) Cluster Engine</text:span></text:h>
      <text:p text:style-name="Text_20_body"><text:span text:style-name="Strong_20_Emphasis">Overview:</text:span></text:p>
      <text:list xml:id="list3721043061" text:style-name="L10">
        <text:list-item>
          <text:p text:style-name="P30">Designed for <text:span text:style-name="Strong_20_Emphasis">distributed</text:span> and <text:span text:style-name="Strong_20_Emphasis">high-availability</text:span> systems. Ideal for horizontally scaling applications. </text:p>
        </text:list-item>
      </text:list>
      <text:p text:style-name="Text_20_body">✅ <text:span text:style-name="Strong_20_Emphasis">Index Features:</text:span></text:p>
      <text:list xml:id="list734606435" text:style-name="L11">
        <text:list-item>
          <text:p text:style-name="P31"><text:span text:style-name="Strong_20_Emphasis">Automatic Primary Key Indexing.</text:span></text:p>
        </text:list-item>
        <text:list-item>
          <text:p text:style-name="P31"><text:span text:style-name="Strong_20_Emphasis">Supports Unique and Foreign Keys.</text:span></text:p>
        </text:list-item>
        <text:list-item>
          <text:p text:style-name="P31"><text:span text:style-name="Strong_20_Emphasis">No Full-Text Index Support.</text:span></text:p>
          <text:p text:style-name="P31"><text:soft-page-break/>🧱 <text:span text:style-name="Emphasis">Example:</text:span></text:p>
          <text:p text:style-name="P7"><text:span text:style-name="Source_20_Text">CREATE TABLE transactions (</text:span></text:p>
          <text:p text:style-name="P7"><text:span text:style-name="Source_20_Text"><text:s text:c="3"/>txn_id INT PRIMARY KEY,</text:span></text:p>
          <text:p text:style-name="P7"><text:span text:style-name="Source_20_Text"><text:s text:c="3"/>user_id INT,</text:span></text:p>
          <text:p text:style-name="P7"><text:span text:style-name="Source_20_Text"><text:s text:c="3"/>amount DECIMAL(10, 2)</text:span></text:p>
          <text:p text:style-name="P8"><text:span text:style-name="Source_20_Text">) ENGINE=NDBCLUSTER;</text:span></text:p>
        </text:list-item>
      </text:list>
      <text:p text:style-name="Text_20_body">❌ <text:span text:style-name="Strong_20_Emphasis">Limitations:</text:span></text:p>
      <text:list xml:id="list53099314" text:style-name="L12">
        <text:list-item>
          <text:p text:style-name="P33">Requires multiple nodes and is <text:span text:style-name="Strong_20_Emphasis">complex</text:span> to set up. </text:p>
        </text:list-item>
        <text:list-item>
          <text:p text:style-name="P32">Limited to <text:span text:style-name="Strong_20_Emphasis">B-Tree</text:span> indexes. </text:p>
        </text:list-item>
      </text:list>
      <text:p text:style-name="Horizontal_20_Line"/>
      <text:h text:style-name="Heading_20_2" text:outline-level="2">📏 <text:span text:style-name="Strong_20_Emphasis">5. Archive Engine</text:span></text:h>
      <text:p text:style-name="Text_20_body"><text:span text:style-name="Strong_20_Emphasis">Overview:</text:span></text:p>
      <text:list xml:id="list2399201129" text:style-name="L13">
        <text:list-item>
          <text:p text:style-name="P34">Optimized for <text:span text:style-name="Strong_20_Emphasis">storing large volumes</text:span> of archived data. </text:p>
        </text:list-item>
      </text:list>
      <text:p text:style-name="Text_20_body">✅ <text:span text:style-name="Strong_20_Emphasis">Index Features:</text:span></text:p>
      <text:list xml:id="list463791055" text:style-name="L14">
        <text:list-item>
          <text:p text:style-name="P35">Supports <text:span text:style-name="Strong_20_Emphasis">only primary indexes</text:span> (no secondary indexes).</text:p>
        </text:list-item>
        <text:list-item>
          <text:p text:style-name="P35"><text:span text:style-name="Strong_20_Emphasis">Compressed</text:span> storage to save space.</text:p>
          <text:p text:style-name="P35">🧱 <text:span text:style-name="Emphasis">Example:</text:span></text:p>
          <text:p text:style-name="P9"><text:span text:style-name="Source_20_Text">CREATE TABLE logs (</text:span></text:p>
          <text:p text:style-name="P9"><text:span text:style-name="Source_20_Text"><text:s text:c="3"/>id INT PRIMARY KEY,</text:span></text:p>
          <text:p text:style-name="P9"><text:span text:style-name="Source_20_Text"><text:s text:c="3"/>event TEXT,</text:span></text:p>
          <text:p text:style-name="P9"><text:span text:style-name="Source_20_Text"><text:s text:c="3"/>created_at TIMESTAMP</text:span></text:p>
          <text:p text:style-name="P10"><text:span text:style-name="Source_20_Text">) ENGINE=ARCHIVE;</text:span></text:p>
        </text:list-item>
      </text:list>
      <text:p text:style-name="Text_20_body">❌ <text:span text:style-name="Strong_20_Emphasis">Limitations:</text:span></text:p>
      <text:list xml:id="list4033438085" text:style-name="L15">
        <text:list-item>
          <text:p text:style-name="P37">No <text:span text:style-name="Source_20_Text">UPDATE</text:span> or <text:span text:style-name="Source_20_Text">DELETE</text:span> support. </text:p>
        </text:list-item>
        <text:list-item>
          <text:p text:style-name="P36"><text:span text:style-name="Strong_20_Emphasis">Sequential reads only</text:span>—no advanced indexing. </text:p>
        </text:list-item>
      </text:list>
      <text:p text:style-name="Horizontal_20_Line"/>
      <text:h text:style-name="Heading_20_2" text:outline-level="2">🧠 <text:span text:style-name="Strong_20_Emphasis">Choosing the Right Storage Engine for Indexing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Heading"><text:span text:style-name="Strong_20_Emphasis">Feature</text:span></text:p>
            </table:table-cell>
            <table:table-cell table:style-name="Table1.A1" office:value-type="string">
              <text:p text:style-name="Table_20_Heading"><text:span text:style-name="Strong_20_Emphasis">InnoDB</text:span></text:p>
            </table:table-cell>
            <table:table-cell table:style-name="Table1.A1" office:value-type="string">
              <text:p text:style-name="Table_20_Heading"><text:span text:style-name="Strong_20_Emphasis">MyISAM</text:span></text:p>
            </table:table-cell>
            <table:table-cell table:style-name="Table1.A1" office:value-type="string">
              <text:p text:style-name="Table_20_Heading"><text:span text:style-name="Strong_20_Emphasis">MEMORY</text:span></text:p>
            </table:table-cell>
            <table:table-cell table:style-name="Table1.A1" office:value-type="string">
              <text:p text:style-name="Table_20_Heading"><text:span text:style-name="Strong_20_Emphasis">NDB Cluster</text:span></text:p>
            </table:table-cell>
            <table:table-cell table:style-name="Table1.A1" office:value-type="string">
              <text:p text:style-name="Table_20_Heading"><text:span text:style-name="Strong_20_Emphasis">ARCHIV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Transactions (ACID)</text:span></text:p>
          </table:table-cell>
          <table:table-cell table:style-name="Table1.A1" office:value-type="string">
            <text:p text:style-name="Table_20_Contents">✅ Yes</text:p>
          </table:table-cell>
          <table:table-cell table:style-name="Table1.A1" office:value-type="string">
            <text:p text:style-name="Table_20_Contents">❌ No</text:p>
          </table:table-cell>
          <table:table-cell table:style-name="Table1.A1" office:value-type="string">
            <text:p text:style-name="Table_20_Contents">❌ No</text:p>
          </table:table-cell>
          <table:table-cell table:style-name="Table1.A1" office:value-type="string">
            <text:p text:style-name="Table_20_Contents">✅ Yes</text:p>
          </table:table-cell>
          <table:table-cell table:style-name="Table1.A1" office:value-type="string">
            <text:p text:style-name="Table_20_Contents">❌ No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rimary Key</text:span></text:p>
          </table:table-cell>
          <table:table-cell table:style-name="Table1.A1" office:value-type="string">
            <text:p text:style-name="Table_20_Contents">Clustered</text:p>
          </table:table-cell>
          <table:table-cell table:style-name="Table1.A1" office:value-type="string">
            <text:p text:style-name="Table_20_Contents">Non-Clustered</text:p>
          </table:table-cell>
          <table:table-cell table:style-name="Table1.A1" office:value-type="string">
            <text:p text:style-name="Table_20_Contents">HASH/B-Tree</text:p>
          </table:table-cell>
          <table:table-cell table:style-name="Table1.A1" office:value-type="string">
            <text:p text:style-name="Table_20_Contents">Distributed</text:p>
          </table:table-cell>
          <table:table-cell table:style-name="Table1.A1" office:value-type="string">
            <text:p text:style-name="Table_20_Contents">Non-Clustered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condary Indexes</text:span></text:p>
          </table:table-cell>
          <table:table-cell table:style-name="Table1.A1" office:value-type="string">
            <text:p text:style-name="Table_20_Contents">✅ Yes</text:p>
          </table:table-cell>
          <table:table-cell table:style-name="Table1.A1" office:value-type="string">
            <text:p text:style-name="Table_20_Contents">✅ Yes</text:p>
          </table:table-cell>
          <table:table-cell table:style-name="Table1.A1" office:value-type="string">
            <text:p text:style-name="Table_20_Contents">Limited</text:p>
          </table:table-cell>
          <table:table-cell table:style-name="Table1.A1" office:value-type="string">
            <text:p text:style-name="Table_20_Contents">✅ Yes</text:p>
          </table:table-cell>
          <table:table-cell table:style-name="Table1.A1" office:value-type="string">
            <text:p text:style-name="Table_20_Contents">❌ No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ull-Text Index</text:span></text:p>
          </table:table-cell>
          <table:table-cell table:style-name="Table1.A1" office:value-type="string">
            <text:p text:style-name="Table_20_Contents">✅ Yes (5.6+)</text:p>
          </table:table-cell>
          <table:table-cell table:style-name="Table1.A1" office:value-type="string">
            <text:p text:style-name="Table_20_Contents">✅ Yes</text:p>
          </table:table-cell>
          <table:table-cell table:style-name="Table1.A1" office:value-type="string">
            <text:p text:style-name="Table_20_Contents">❌ No</text:p>
          </table:table-cell>
          <table:table-cell table:style-name="Table1.A1" office:value-type="string">
            <text:p text:style-name="Table_20_Contents">❌ No</text:p>
          </table:table-cell>
          <table:table-cell table:style-name="Table1.A1" office:value-type="string">
            <text:p text:style-name="Table_20_Contents">❌ No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patial Index</text:span></text:p>
          </table:table-cell>
          <table:table-cell table:style-name="Table1.A1" office:value-type="string">
            <text:p text:style-name="Table_20_Contents">✅ Yes (5.7+)</text:p>
          </table:table-cell>
          <table:table-cell table:style-name="Table1.A1" office:value-type="string">
            <text:p text:style-name="Table_20_Contents">❌ No</text:p>
          </table:table-cell>
          <table:table-cell table:style-name="Table1.A1" office:value-type="string">
            <text:p text:style-name="Table_20_Contents">❌ No</text:p>
          </table:table-cell>
          <table:table-cell table:style-name="Table1.A1" office:value-type="string">
            <text:p text:style-name="Table_20_Contents">❌ No</text:p>
          </table:table-cell>
          <table:table-cell table:style-name="Table1.A1" office:value-type="string">
            <text:p text:style-name="Table_20_Contents">❌ No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est Use Case</text:span></text:p>
          </table:table-cell>
          <table:table-cell table:style-name="Table1.A1" office:value-type="string">
            <text:p text:style-name="Table_20_Contents">Mixed Workloads</text:p>
          </table:table-cell>
          <table:table-cell table:style-name="Table1.A1" office:value-type="string">
            <text:p text:style-name="Table_20_Contents">Read-Heavy</text:p>
          </table:table-cell>
          <table:table-cell table:style-name="Table1.A1" office:value-type="string">
            <text:p text:style-name="Table_20_Contents">Fast Lookups</text:p>
          </table:table-cell>
          <table:table-cell table:style-name="Table1.A1" office:value-type="string">
            <text:p text:style-name="Table_20_Contents">High Availability</text:p>
          </table:table-cell>
          <table:table-cell table:style-name="Table1.A1" office:value-type="string">
            <text:p text:style-name="Table_20_Contents">Data Archiving</text:p>
          </table:table-cell>
        </table:table-row>
      </table:table>
      <text:p text:style-name="Horizontal_20_Line"/>
      <text:p text:style-name="Text_20_body"><text:soft-page-break/>📌 <text:span text:style-name="Strong_20_Emphasis">Summary:</text:span></text:p>
      <text:list xml:id="list3954684479" text:style-name="L16">
        <text:list-item>
          <text:p text:style-name="P39"><text:span text:style-name="Strong_20_Emphasis">Use InnoDB</text:span> for <text:span text:style-name="Strong_20_Emphasis">general-purpose</text:span> workloads and <text:span text:style-name="Strong_20_Emphasis">ACID-compliant</text:span> applications. </text:p>
        </text:list-item>
        <text:list-item>
          <text:p text:style-name="P39"><text:span text:style-name="Strong_20_Emphasis">Use MyISAM</text:span> for <text:span text:style-name="Strong_20_Emphasis">read-heavy</text:span> applications where transaction safety isn't a concern. </text:p>
        </text:list-item>
        <text:list-item>
          <text:p text:style-name="P39"><text:span text:style-name="Strong_20_Emphasis">Use MEMORY</text:span> for <text:span text:style-name="Strong_20_Emphasis">temporary</text:span> or <text:span text:style-name="Strong_20_Emphasis">in-memory</text:span> data. </text:p>
        </text:list-item>
        <text:list-item>
          <text:p text:style-name="P39"><text:span text:style-name="Strong_20_Emphasis">Use NDB</text:span> for <text:span text:style-name="Strong_20_Emphasis">distributed</text:span>, <text:span text:style-name="Strong_20_Emphasis">scalable</text:span> systems. </text:p>
        </text:list-item>
        <text:list-item>
          <text:p text:style-name="P38"><text:span text:style-name="Strong_20_Emphasis">Use ARCHIVE</text:span> for <text:span text:style-name="Strong_20_Emphasis">log storage</text:span> and historical data. 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12:28:43.423607782</meta:creation-date>
    <dc:date>2025-03-10T12:37:00.469241446</dc:date>
    <meta:editing-duration>PT8M17S</meta:editing-duration>
    <meta:editing-cycles>2</meta:editing-cycles>
    <meta:generator>LibreOffice/7.3.7.2$Linux_X86_64 LibreOffice_project/30$Build-2</meta:generator>
    <meta:document-statistic meta:table-count="2" meta:image-count="0" meta:object-count="0" meta:page-count="9" meta:paragraph-count="305" meta:word-count="1702" meta:character-count="10541" meta:non-whitespace-character-count="9041"/>
  </office:meta>
</office:document-meta>
</file>